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183cm" fo:min-width="4.48cm"/>
    </style:style>
    <style:style style:name="gr2" style:family="graphic" style:parent-style-name="standard">
      <style:graphic-properties draw:textarea-horizontal-align="justify" draw:textarea-vertical-align="middle" draw:auto-grow-height="false" fo:min-height="6.235cm" fo:min-width="2.665cm"/>
    </style:style>
    <style:style style:name="gr3" style:family="graphic" style:parent-style-name="standard">
      <style:graphic-properties draw:textarea-horizontal-align="justify" draw:textarea-vertical-align="middle" draw:auto-grow-height="false" fo:min-height="6.286cm" fo:min-width="5.154cm"/>
    </style:style>
    <style:style style:name="gr4" style:family="graphic" style:parent-style-name="standard">
      <style:graphic-properties draw:textarea-horizontal-align="justify" draw:textarea-vertical-align="middle" draw:auto-grow-height="false" fo:min-height="1.304cm" fo:min-width="3.105cm"/>
    </style:style>
    <style:style style:name="gr5" style:family="graphic" style:parent-style-name="standard">
      <style:graphic-properties draw:fill-color="#00ff00" draw:textarea-horizontal-align="justify" draw:textarea-vertical-align="middle" draw:auto-grow-height="false" fo:min-height="1.172cm" fo:min-width="3.403cm"/>
    </style:style>
    <style:style style:name="gr6" style:family="graphic" style:parent-style-name="standard">
      <style:graphic-properties draw:textarea-horizontal-align="justify" draw:textarea-vertical-align="middle" draw:auto-grow-height="false" fo:min-height="1.47cm" fo:min-width="3.832cm"/>
    </style:style>
    <style:style style:name="gr7" style:family="graphic" style:parent-style-name="standard">
      <style:graphic-properties draw:fill-color="#ffff00" draw:textarea-horizontal-align="justify" draw:textarea-vertical-align="middle" draw:auto-grow-height="false" fo:min-height="1.04cm" fo:min-width="1.484cm"/>
    </style:style>
    <style:style style:name="gr8" style:family="graphic" style:parent-style-name="standard">
      <style:graphic-properties draw:textarea-horizontal-align="justify" draw:textarea-vertical-align="middle" draw:auto-grow-height="false" fo:min-height="1.47cm" fo:min-width="3.997cm"/>
    </style:style>
    <style:style style:name="gr9" style:family="graphic" style:parent-style-name="standard">
      <style:graphic-properties draw:fill-color="#ffff00" draw:textarea-horizontal-align="justify" draw:textarea-vertical-align="middle" draw:auto-grow-height="false" fo:min-height="0.941cm" fo:min-width="1.286cm"/>
    </style:style>
    <style:style style:name="gr10" style:family="graphic" style:parent-style-name="standard">
      <style:graphic-properties draw:textarea-horizontal-align="justify" draw:textarea-vertical-align="middle" draw:auto-grow-height="false" fo:min-height="1.172cm" fo:min-width="3.865cm"/>
    </style:style>
    <style:style style:name="gr11" style:family="graphic" style:parent-style-name="standard">
      <style:graphic-properties draw:fill-color="#ffff00" draw:textarea-horizontal-align="justify" draw:textarea-vertical-align="middle" draw:auto-grow-height="false" fo:min-height="0.997cm" fo:min-width="1.484cm"/>
    </style:style>
    <style:style style:name="gr12" style:family="graphic" style:parent-style-name="standard">
      <style:graphic-properties draw:fill-color="#ffff00" draw:textarea-horizontal-align="justify" draw:textarea-vertical-align="middle" draw:auto-grow-height="false" fo:min-height="1.04cm" fo:min-width="1.531cm"/>
    </style:style>
    <style:style style:name="gr13" style:family="graphic" style:parent-style-name="standard">
      <style:graphic-properties draw:textarea-horizontal-align="justify" draw:textarea-vertical-align="middle" draw:auto-grow-height="false" fo:min-height="1.338cm" fo:min-width="4.059cm"/>
    </style:style>
    <style:style style:name="gr14" style:family="graphic" style:parent-style-name="standard">
      <style:graphic-properties draw:textarea-horizontal-align="justify" draw:textarea-vertical-align="middle" draw:auto-grow-height="false" fo:min-height="1.46cm" fo:min-width="3.978cm"/>
    </style:style>
    <style:style style:name="gr15" style:family="graphic" style:parent-style-name="standard">
      <style:graphic-properties draw:textarea-horizontal-align="justify" draw:textarea-vertical-align="middle" draw:auto-grow-height="false" fo:min-height="1.745cm" fo:min-width="3.774cm"/>
    </style:style>
    <style:style style:name="gr16" style:family="graphic" style:parent-style-name="standard">
      <style:graphic-properties draw:textarea-horizontal-align="justify" draw:textarea-vertical-align="middle" draw:auto-grow-height="false" fo:min-height="1.46cm" fo:min-width="3.367cm"/>
    </style:style>
    <style:style style:name="gr17" style:family="graphic" style:parent-style-name="standard">
      <style:graphic-properties draw:textarea-horizontal-align="justify" draw:textarea-vertical-align="middle" draw:auto-grow-height="false" fo:min-height="1.379cm" fo:min-width="3.489cm"/>
    </style:style>
    <style:style style:name="gr18" style:family="graphic" style:parent-style-name="standard">
      <style:graphic-properties draw:textarea-horizontal-align="justify" draw:textarea-vertical-align="middle" draw:auto-grow-height="false" fo:min-height="1.256cm" fo:min-width="3.408cm"/>
    </style:style>
    <style:style style:name="gr19" style:family="graphic" style:parent-style-name="standard">
      <style:graphic-properties draw:textarea-horizontal-align="justify" draw:textarea-vertical-align="middle" draw:auto-grow-height="false" fo:min-height="1.338cm" fo:min-width="2.553cm"/>
    </style:style>
    <style:style style:name="gr20" style:family="graphic" style:parent-style-name="standard">
      <style:graphic-properties draw:textarea-horizontal-align="justify" draw:textarea-vertical-align="middle" draw:auto-grow-height="false" fo:min-height="1.338cm" fo:min-width="2.393cm"/>
    </style:style>
    <style:style style:name="gr21" style:family="graphic" style:parent-style-name="standard">
      <style:graphic-properties draw:textarea-horizontal-align="justify" draw:textarea-vertical-align="middle" draw:auto-grow-height="false" fo:min-height="1.231cm" fo:min-width="4.227cm"/>
    </style:style>
    <style:style style:name="gr22" style:family="graphic" style:parent-style-name="standard">
      <style:graphic-properties draw:textarea-horizontal-align="justify" draw:textarea-vertical-align="middle" draw:auto-grow-height="false" fo:min-height="1.196cm" fo:min-width="4.475cm"/>
    </style:style>
    <style:style style:name="gr23" style:family="graphic" style:parent-style-name="standard">
      <style:graphic-properties draw:textarea-horizontal-align="justify" draw:textarea-vertical-align="middle" draw:auto-grow-height="false" fo:min-height="1.162cm" fo:min-width="2.71cm"/>
    </style:style>
    <style:style style:name="gr24" style:family="graphic" style:parent-style-name="standard">
      <style:graphic-properties draw:fill-color="#ff0000" draw:textarea-horizontal-align="justify" draw:textarea-vertical-align="middle" draw:auto-grow-height="false" fo:min-height="1.514cm" fo:min-width="2.181cm"/>
    </style:style>
    <style:style style:name="gr25" style:family="graphic" style:parent-style-name="objectwithoutfill">
      <style:graphic-properties draw:fill="none" draw:textarea-vertical-align="middle"/>
    </style:style>
    <style:style style:name="gr26" style:family="graphic" style:parent-style-name="standard">
      <style:graphic-properties draw:textarea-horizontal-align="justify" draw:textarea-vertical-align="middle" draw:auto-grow-height="false" fo:min-height="1.586cm" fo:min-width="3.226cm"/>
    </style:style>
    <style:style style:name="P1" style:family="paragraph">
      <style:paragraph-properties fo:text-align="center"/>
    </style:style>
    <style:style style:name="P2" style:family="paragraph">
      <loext:graphic-properties draw:fill-color="#00ff00"/>
      <style:paragraph-properties fo:text-align="center"/>
    </style:style>
    <style:style style:name="P3" style:family="paragraph">
      <loext:graphic-properties draw:fill-color="#ffff00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98cm" svg:height="6.433cm" svg:x="3.217cm" svg:y="1.528cm">
          <text:p text:style-name="P1">Display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165cm" svg:height="6.485cm" svg:x="8.301cm" svg:y="1.425cm">
          <text:p text:style-name="P1">16 byte</text:p>
          <text:p text:style-name="P1">mem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654cm" svg:height="6.536cm" svg:x="11.829cm" svg:y="1.477cm">
          <text:p text:style-name="P1">3-bit prog ROM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605cm" svg:height="1.554cm" svg:x="10.65cm" svg:y="11.847cm">
          <text:p text:style-name="P1">Read ROM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903cm" svg:height="1.422cm" svg:x="10.451cm" svg:y="10.094cm">
          <text:p text:style-name="P1">INC pcount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332cm" svg:height="1.72cm" svg:x="10.584cm" svg:y="13.731cm">
          <text:p text:style-name="P1">find command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984cm" svg:height="1.29cm" svg:x="1.389cm" svg:y="15.749cm">
          <text:p text:style-name="P1">+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4.497cm" svg:height="1.72cm" svg:x="1.323cm" svg:y="17.469cm">
          <text:p text:style-name="P1">Read @pointer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4.497cm" svg:height="1.72cm" svg:x="1.323cm" svg:y="19.354cm">
          <text:p text:style-name="P1">INC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4.497cm" svg:height="1.72cm" svg:x="1.323cm" svg:y="21.272cm">
          <text:p text:style-name="P1">Write @pointer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.786cm" svg:height="1.191cm" svg:x="6.449cm" svg:y="15.914cm">
          <text:p text:style-name="P1">-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4.365cm" svg:height="1.422cm" svg:x="6.449cm" svg:y="17.634cm">
          <text:p text:style-name="P1">Read @pointer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4.497cm" svg:height="1.72cm" svg:x="6.383cm" svg:y="19.354cm">
          <text:p text:style-name="P1">DEC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4.497cm" svg:height="1.72cm" svg:x="6.383cm" svg:y="21.272cm">
          <text:p text:style-name="P1">Write @pointer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.786cm" svg:height="1.191cm" svg:x="11.377cm" svg:y="15.947cm">
          <text:p text:style-name="P1">&gt;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4.365cm" svg:height="1.422cm" svg:x="11.377cm" svg:y="17.667cm">
          <text:p text:style-name="P1">Read pointer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4.497cm" svg:height="1.72cm" svg:x="11.311cm" svg:y="19.387cm">
          <text:p text:style-name="P1">INC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4.497cm" svg:height="1.72cm" svg:x="11.311cm" svg:y="21.305cm">
          <text:p text:style-name="P1">Write pointer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.786cm" svg:height="1.191cm" svg:x="16.206cm" svg:y="15.947cm">
          <text:p text:style-name="P1">&lt;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4.365cm" svg:height="1.422cm" svg:x="16.206cm" svg:y="17.667cm">
          <text:p text:style-name="P1">Read pointer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4.497cm" svg:height="1.72cm" svg:x="16.14cm" svg:y="19.387cm">
          <text:p text:style-name="P1">DEC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4.497cm" svg:height="1.72cm" svg:x="16.14cm" svg:y="21.305cm">
          <text:p text:style-name="P1">Write pointer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984cm" svg:height="1.29cm" svg:x="21.843cm" svg:y="15.911cm">
          <text:p text:style-name="P1">.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1.984cm" svg:height="1.247cm" svg:x="23.233cm" svg:y="40.547cm">
          <text:p text:style-name="P1">,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984cm" svg:height="1.29cm" svg:x="11.136cm" svg:y="26.317cm">
          <text:p text:style-name="P1">[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2.031cm" svg:height="1.29cm" svg:x="22.992cm" svg:y="38.275cm">
          <text:p text:style-name="P1">]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4.365cm" svg:height="1.422cm" svg:x="11.027cm" svg:y="28.367cm">
          <text:p text:style-name="P1">Read @pointer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4.559cm" svg:height="1.588cm" svg:x="10.928cm" svg:y="30.086cm">
          <text:p text:style-name="P1">IF !zero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478cm" svg:height="1.71cm" svg:x="6.122cm" svg:y="35.627cm">
          <text:p text:style-name="P1">INC pcount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274cm" svg:height="1.995cm" svg:x="6.203cm" svg:y="37.764cm">
          <text:p text:style-name="P1">Read ROM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3.867cm" svg:height="1.71cm" svg:x="6.366cm" svg:y="40.451cm">
          <text:p text:style-name="P1">IF [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3.989cm" svg:height="1.629cm" svg:x="6.407cm" svg:y="42.567cm">
          <text:p text:style-name="P1">Read [] count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3.989cm" svg:height="1.629cm" svg:x="6.407cm" svg:y="44.48cm">
          <text:p text:style-name="P1">INC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3.989cm" svg:height="1.629cm" svg:x="6.407cm" svg:y="46.271cm">
          <text:p text:style-name="P1">Write [] count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3.908cm" svg:height="1.506cm" svg:x="2.215cm" svg:y="40.573cm">
          <text:p text:style-name="P1">IF ]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3.053cm" svg:height="1.588cm" svg:x="10.804cm" svg:y="40.572cm">
          <text:p text:style-name="P1">Else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3.989cm" svg:height="1.629cm" svg:x="2.174cm" svg:y="42.526cm">
          <text:p text:style-name="P1">Read [] count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3.989cm" svg:height="1.629cm" svg:x="2.174cm" svg:y="44.439cm">
          <text:p text:style-name="P1">DEC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3.989cm" svg:height="1.629cm" svg:x="2.174cm" svg:y="46.23cm">
          <text:p text:style-name="P1">Write [] count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2.893cm" svg:height="1.588cm" svg:x="15.987cm" svg:y="30.146cm">
          <text:p text:style-name="P1">Else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4.727cm" svg:height="1.481cm" svg:x="10.872cm" svg:y="32.087cm">
          <text:p text:style-name="P1">Set [] count to 1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4.975cm" svg:height="1.446cm" svg:x="10.73cm" svg:y="33.745cm">
          <text:p text:style-name="P1">IF [] count = 0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3.21cm" svg:height="1.412cm" svg:x="7.132cm" svg:y="33.814cm">
          <text:p text:style-name="P1">Else</text:p>
          <draw:enhanced-geometry svg:viewBox="0 0 21600 21600" draw:type="rectangle" draw:enhanced-path="M 0 0 L 21600 0 21600 21600 0 21600 0 0 Z N"/>
        </draw:custom-shape>
        <draw:custom-shape draw:style-name="gr24" draw:text-style-name="P4" draw:layer="layout" svg:width="2.681cm" svg:height="1.764cm" svg:x="2.052cm" svg:y="23.831cm">
          <text:p text:style-name="P1">Restart</text:p>
          <draw:enhanced-geometry svg:viewBox="0 0 21600 21600" draw:type="rectangle" draw:enhanced-path="M 0 0 L 21600 0 21600 21600 0 21600 0 0 Z N"/>
        </draw:custom-shape>
        <draw:custom-shape draw:style-name="gr24" draw:text-style-name="P4" draw:layer="layout" svg:width="2.681cm" svg:height="1.764cm" svg:x="7.132cm" svg:y="23.725cm">
          <text:p text:style-name="P1">Restart</text:p>
          <draw:enhanced-geometry svg:viewBox="0 0 21600 21600" draw:type="rectangle" draw:enhanced-path="M 0 0 L 21600 0 21600 21600 0 21600 0 0 Z N"/>
        </draw:custom-shape>
        <draw:custom-shape draw:style-name="gr24" draw:text-style-name="P4" draw:layer="layout" svg:width="2.681cm" svg:height="1.764cm" svg:x="12cm" svg:y="23.831cm">
          <text:p text:style-name="P1">Restart</text:p>
          <draw:enhanced-geometry svg:viewBox="0 0 21600 21600" draw:type="rectangle" draw:enhanced-path="M 0 0 L 21600 0 21600 21600 0 21600 0 0 Z N"/>
        </draw:custom-shape>
        <draw:custom-shape draw:style-name="gr24" draw:text-style-name="P4" draw:layer="layout" svg:width="2.681cm" svg:height="1.764cm" svg:x="17.08cm" svg:y="23.725cm">
          <text:p text:style-name="P1">Restart</text:p>
          <draw:enhanced-geometry svg:viewBox="0 0 21600 21600" draw:type="rectangle" draw:enhanced-path="M 0 0 L 21600 0 21600 21600 0 21600 0 0 Z N"/>
        </draw:custom-shape>
        <draw:custom-shape draw:style-name="gr24" draw:text-style-name="P4" draw:layer="layout" svg:width="2.681cm" svg:height="1.764cm" svg:x="16.324cm" svg:y="31.932cm">
          <text:p text:style-name="P1">Restart</text:p>
          <draw:enhanced-geometry svg:viewBox="0 0 21600 21600" draw:type="rectangle" draw:enhanced-path="M 0 0 L 21600 0 21600 21600 0 21600 0 0 Z N"/>
        </draw:custom-shape>
        <draw:custom-shape draw:style-name="gr24" draw:text-style-name="P4" draw:layer="layout" svg:width="2.681cm" svg:height="1.764cm" svg:x="11.843cm" svg:y="35.442cm">
          <text:p text:style-name="P1">Restart</text:p>
          <draw:enhanced-geometry svg:viewBox="0 0 21600 21600" draw:type="rectangle" draw:enhanced-path="M 0 0 L 21600 0 21600 21600 0 21600 0 0 Z N"/>
        </draw:custom-shape>
        <draw:path draw:style-name="gr25" draw:text-style-name="P5" draw:layer="layout" svg:width="8.838cm" svg:height="8.393cm" draw:transform="skewX (-5.02089701503152E-017) rotate (-1.10706234454) translate (17.3554755869109cm 34.1951372324808cm)" svg:viewBox="0 0 8839 8394" svg:d="M5264 8394c600-58 1307 69 1836-531 481-547 933-1053 1256-1667 356-677 764-1512 217-2245-417-558-615-1261-1304-1618-594-308-1153-674-1763-942-547-240-1025-615-1690-604-639 11-1240 246-1860 97-527-127-1969 1091-1690-363 273-1425 577 508 1183 653 282 67 1602 1439 193 821l-628-314-531-266-483-121">
          <text:p/>
        </draw:path>
        <draw:path draw:style-name="gr25" draw:text-style-name="P5" draw:layer="layout" svg:width="7.006cm" svg:height="11.34cm" draw:transform="skewX (-9.37503359484439E-017) rotate (-0.708603676309698) translate (11.8326803375141cm 39.8036473746544cm)" svg:viewBox="0 0 7007 11341" svg:d="M0 11297c805 212 1401-398 2150-562 844-186 1418-949 2067-1488 567-471 1138-941 1681-1441 682-627 700-1621 803-2466 140-1148 325-2299 305-3461l-1-995-23-691-24-193">
          <text:p/>
        </draw:path>
        <draw:path draw:style-name="gr25" draw:text-style-name="P5" draw:layer="layout" svg:width="6.073cm" svg:height="4.41cm" draw:transform="skewX (6.95239159910356E-017) rotate (-0.358839694210034) translate (9.9720898168568cm 44.0349609368417cm)" svg:viewBox="0 0 6074 4411" svg:d="M0 4411c636-48 1269-192 1845-462 574-267 1341-263 1694-865 358-611 1081-844 1327-1536l443-512 461-461 304-575">
          <text:p/>
        </draw:path>
        <draw:custom-shape draw:style-name="gr10" draw:text-style-name="P1" draw:layer="layout" svg:width="4.365cm" svg:height="1.422cm" svg:x="21.352cm" svg:y="17.796cm">
          <text:p text:style-name="P1">Read @pointer</text:p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3.726cm" svg:height="1.836cm" svg:x="21.544cm" svg:y="19.547cm">
          <text:p text:style-name="P1">Display</text:p>
          <draw:enhanced-geometry svg:viewBox="0 0 21600 21600" draw:type="rectangle" draw:enhanced-path="M 0 0 L 21600 0 21600 21600 0 21600 0 0 Z N"/>
        </draw:custom-shape>
        <draw:custom-shape draw:style-name="gr24" draw:text-style-name="P4" draw:layer="layout" svg:width="2.681cm" svg:height="1.764cm" svg:x="21.886cm" svg:y="21.781cm">
          <text:p text:style-name="P1">Restart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30T10:31:22.496698610</meta:creation-date>
    <dc:date>2017-12-30T11:15:27.872714782</dc:date>
    <meta:editing-duration>PT2M21S</meta:editing-duration>
    <meta:editing-cycles>1</meta:editing-cycles>
    <meta:document-statistic meta:object-count="55"/>
    <meta:generator>LibreOffice/5.3.1.2$Linux_X86_64 LibreOffice_project/30m0$Build-2</meta:generator>
  </office:meta>
</office:document-meta>
</file>